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0000000</text:p>
          </table:table-cell>
          <table:table-cell table:style-name="CellBorders">
            <text:p>00000</text:p>
          </table:table-cell>
          <table:table-cell table:style-name="CellBorders">
            <text:p>000</text:p>
          </table:table-cell>
          <table:table-cell table:style-name="CellBorders">
            <text:p>000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5DL</text:p>
          </table:table-cell>
          <table:table-cell table:style-name="CellBorders">
            <text:p>LICEO LINGUISTIC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38338373 </text:p>
          </table:table-cell>
          <table:table-cell table:style-name="CellBorders">
            <text:p>1^ LINGUA INGLESE </text:p>
          </table:table-cell>
          <table:table-cell table:style-name="CellBorders">
            <text:p>LIT HUB COMPACT </text:p>
          </table:table-cell>
          <table:table-cell table:style-name="CellBorders">
            <text:p>RIZZOLI LANGUAGES </text:p>
          </table:table-cell>
          <table:table-cell table:style-name="CellBorders">
            <text:p>33.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1270 </text:p>
          </table:table-cell>
          <table:table-cell table:style-name="CellBorders">
            <text:p>2^ LINGUA FRANCESE, 3^ LINGUA FRANCESE </text:p>
          </table:table-cell>
          <table:table-cell table:style-name="CellBorders">
            <text:p>GRANDE LIBRAIRIE </text:p>
          </table:table-cell>
          <table:table-cell table:style-name="CellBorders">
            <text:p>EINAUDI SCUOLA </text:p>
          </table:table-cell>
          <table:table-cell table:style-name="CellBorders">
            <text:p>37.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1647646 </text:p>
          </table:table-cell>
          <table:table-cell table:style-name="CellBorders">
            <text:p>2^ LINGUA SPAGNOLO </text:p>
          </table:table-cell>
          <table:table-cell table:style-name="CellBorders">
            <text:p>HORIZONTES </text:p>
          </table:table-cell>
          <table:table-cell table:style-name="CellBorders">
            <text:p>EUROPASS </text:p>
          </table:table-cell>
          <table:table-cell table:style-name="CellBorders">
            <text:p>38.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3648690 </text:p>
          </table:table-cell>
          <table:table-cell table:style-name="CellBorders">
            <text:p>BIOLOGIA, CHIMICA </text:p>
          </table:table-cell>
          <table:table-cell table:style-name="CellBorders">
            <text:p>CAMPBELL BIOLOGIA CONCETTI </text:p>
          </table:table-cell>
          <table:table-cell table:style-name="CellBorders">
            <text:p>LINX </text:p>
          </table:table-cell>
          <table:table-cell table:style-name="CellBorders">
            <text:p>16.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3648676 </text:p>
          </table:table-cell>
          <table:table-cell table:style-name="CellBorders">
            <text:p>BIOLOGIA, CHIMICA </text:p>
          </table:table-cell>
          <table:table-cell table:style-name="CellBorders">
            <text:p>CAMPBELL BIOLOGIA CONCETTI </text:p>
          </table:table-cell>
          <table:table-cell table:style-name="CellBorders">
            <text:p>LINX </text:p>
          </table:table-cell>
          <table:table-cell table:style-name="CellBorders">
            <text:p>29.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523 </text:p>
          </table:table-cell>
          <table:table-cell table:style-name="CellBorders">
            <text:p>BIOLOGIA, CHIMICA </text:p>
          </table:table-cell>
          <table:table-cell table:style-name="CellBorders">
            <text:p>GEOSCIENZE </text:p>
          </table:table-cell>
          <table:table-cell table:style-name="CellBorders">
            <text:p>SEI </text:p>
          </table:table-cell>
          <table:table-cell table:style-name="CellBorders">
            <text:p>22.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26 </text:p>
          </table:table-cell>
          <table:table-cell table:style-name="CellBorders">
            <text:p>FILOSOFIA </text:p>
          </table:table-cell>
          <table:table-cell table:style-name="CellBorders">
            <text:p/>
          </table:table-cell>
          <table:table-cell table:style-name="CellBorders">
            <text:p>PARAVIA </text:p>
          </table:table-cell>
          <table:table-cell table:style-name="CellBorders">
            <text:p>40.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943 </text:p>
          </table:table-cell>
          <table:table-cell table:style-name="CellBorders">
            <text:p>FISICA </text:p>
          </table:table-cell>
          <table:table-cell table:style-name="CellBorders">
            <text:p>FISICA E' </text:p>
          </table:table-cell>
          <table:table-cell table:style-name="CellBorders">
            <text:p>SEI </text:p>
          </table:table-cell>
          <table:table-cell table:style-name="CellBorders">
            <text:p>23.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02 </text:p>
          </table:table-cell>
          <table:table-cell table:style-name="CellBorders">
            <text:p>ITALIANO </text:p>
          </table:table-cell>
          <table:table-cell table:style-name="CellBorders">
            <text:p>I CLASSICI NOSTRI CONTEMPORANEI 3/1 </text:p>
          </table:table-cell>
          <table:table-cell table:style-name="CellBorders">
            <text:p>PARAVIA </text:p>
          </table:table-cell>
          <table:table-cell table:style-name="CellBorders">
            <text:p>30.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19 </text:p>
          </table:table-cell>
          <table:table-cell table:style-name="CellBorders">
            <text:p>ITALIANO </text:p>
          </table:table-cell>
          <table:table-cell table:style-name="CellBorders">
            <text:p>I CLASSICI NOSTRI CONTEMPORANEI 3/2 </text:p>
          </table:table-cell>
          <table:table-cell table:style-name="CellBorders">
            <text:p>PARAVIA </text:p>
          </table:table-cell>
          <table:table-cell table:style-name="CellBorders">
            <text:p>29.8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9423754 </text:p>
          </table:table-cell>
          <table:table-cell table:style-name="CellBorders">
            <text:p>MATEMATICA </text:p>
          </table:table-cell>
          <table:table-cell table:style-name="CellBorders">
            <text:p>COLORI DELLA MATEMATICA ED.AZZURRA </text:p>
          </table:table-cell>
          <table:table-cell table:style-name="CellBorders">
            <text:p>PETRINI </text:p>
          </table:table-cell>
          <table:table-cell table:style-name="CellBorders">
            <text:p>30.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5038399 </text:p>
          </table:table-cell>
          <table:table-cell table:style-name="CellBorders">
            <text:p>RELIGIONE </text:p>
          </table:table-cell>
          <table:table-cell table:style-name="CellBorders">
            <text:p>TIBERIADE </text:p>
          </table:table-cell>
          <table:table-cell table:style-name="CellBorders">
            <text:p>LA SCUOLA EDITRICE </text:p>
          </table:table-cell>
          <table:table-cell table:style-name="CellBorders">
            <text:p>15.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302809 </text:p>
          </table:table-cell>
          <table:table-cell table:style-name="CellBorders">
            <text:p>SCIENZE MOTORIE </text:p>
          </table:table-cell>
          <table:table-cell table:style-name="CellBorders">
            <text:p>PIU' MOVIMENTO VOLUME UNICO </text:p>
          </table:table-cell>
          <table:table-cell table:style-name="CellBorders">
            <text:p>MARIETTI SCUOLA </text:p>
          </table:table-cell>
          <table:table-cell table:style-name="CellBorders">
            <text:p>23.1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4787 </text:p>
          </table:table-cell>
          <table:table-cell table:style-name="CellBorders">
            <text:p>STORIA DELL`ARTE </text:p>
          </table:table-cell>
          <table:table-cell table:style-name="CellBorders">
            <text:p>ARTE BENE COMUNE 3 CON CLIL </text:p>
          </table:table-cell>
          <table:table-cell table:style-name="CellBorders">
            <text:p>B.MONDADORI </text:p>
          </table:table-cell>
          <table:table-cell table:style-name="CellBorders">
            <text:p>42.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5371 </text:p>
          </table:table-cell>
          <table:table-cell table:style-name="CellBorders">
            <text:p>STORIA DELL`ARTE </text:p>
          </table:table-cell>
          <table:table-cell table:style-name="CellBorders">
            <text:p>ARTE BENE COMUNE. LE MAPPE DELL'ARTE </text:p>
          </table:table-cell>
          <table:table-cell table:style-name="CellBorders">
            <text:p>B.MONDADORI </text:p>
          </table:table-cell>
          <table:table-cell table:style-name="CellBorders">
            <text:p>9.4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404897 </text:p>
          </table:table-cell>
          <table:table-cell table:style-name="CellBorders">
            <text:p>STORIA </text:p>
          </table:table-cell>
          <table:table-cell table:style-name="CellBorders">
            <text:p>STORIA. CONCETTI </text:p>
          </table:table-cell>
          <table:table-cell table:style-name="CellBorders">
            <text:p>B.MONDADORI </text:p>
          </table:table-cell>
          <table:table-cell table:style-name="CellBorders">
            <text:p>35.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